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b35f8" officeooo:paragraph-rsid="001b35f8"/>
    </style:style>
    <style:style style:name="P2" style:family="paragraph" style:parent-style-name="Standard">
      <style:text-properties fo:language="en" fo:country="US" officeooo:rsid="0019dbe1" officeooo:paragraph-rsid="0019dbe1"/>
    </style:style>
    <style:style style:name="P3" style:family="paragraph" style:parent-style-name="Standard">
      <style:text-properties fo:language="en" fo:country="US" officeooo:rsid="001b35f8" officeooo:paragraph-rsid="001b35f8"/>
    </style:style>
    <style:style style:name="P4" style:family="paragraph" style:parent-style-name="Standard">
      <style:text-properties fo:language="uk" fo:country="UA" officeooo:rsid="001b35f8" officeooo:paragraph-rsid="001b35f8"/>
    </style:style>
    <style:style style:name="P5" style:family="paragraph" style:parent-style-name="Standard">
      <style:text-properties fo:language="ru" fo:country="RU" officeooo:rsid="001b6c40" officeooo:paragraph-rsid="001b6c40"/>
    </style:style>
    <style:style style:name="T1" style:family="text">
      <style:text-properties fo:language="ru" fo:country="RU" officeooo:rsid="001b35f8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цессор:</text:p>
      <text:p text:style-name="P2">Intel core i7 – 10700</text:p>
      <text:p text:style-name="P2">2.9 GHz <text:span text:style-name="T1">8 ядер</text:span></text:p>
      <text:p text:style-name="P3"><text:span text:style-name="T2">Обьем и вид памяти:</text:span></text:p>
      <text:p text:style-name="P3">DDR4-2666 Unbuffered Memory UDIMM, 8GB</text:p>
      <text:p text:style-name="P1">Сиситемная плата: </text:p>
      <text:p text:style-name="P3">HP 843C</text:p>
      <text:p text:style-name="P4">Шин<text:span text:style-name="T2">ы</text:span> системной плат<text:span text:style-name="T2">ы</text:span></text:p>
      <text:p text:style-name="P3">Full heigh PCI</text:p>
      <text:p text:style-name="P3">PCI Express x16</text:p>
      <text:p text:style-name="P3">PCI Express x1 Accessory slot</text:p>
      <text:p text:style-name="P3">M.2 for WLAN</text:p>
      <text:p text:style-name="P3">M.2 2242/2280 storage</text:p>
      <text:p text:style-name="P1">Накопитель:</text:p>
      <text:p text:style-name="P1">несьемный жесткий диск</text:p>
      <text:p text:style-name="P1">Ёмкость:</text:p>
      <text:p text:style-name="P1">240 Гб</text:p>
      <text:p text:style-name="P1">Модель:</text:p>
      <text:p text:style-name="P3">A DATA SX6000PNP</text:p>
      <text:p text:style-name="P1">Интерфейс:</text:p>
      <text:p text:style-name="P1">АТА</text:p>
      <text:p text:style-name="P1">Модель, обьем видеопамяти</text:p>
      <text:p text:style-name="P3">Intel HD Graphics 630, 1 Gb</text:p>
      <text:p text:style-name="P5">Доп. Оборудование</text:p>
      <text:p text:style-name="P5">Монитор <text:span text:style-name="T3">HP N246v Monitor</text:span></text:p>
      <text:p text:style-name="P5">Мышь, клавиатура, <text:span text:style-name="T3">WAN </text:span>сетевые адаптеры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0:39:38.836000000</meta:creation-date>
    <dc:date>2025-02-20T19:22:46.272000000</dc:date>
    <meta:editing-duration>PT2M2S</meta:editing-duration>
    <meta:editing-cycles>1</meta:editing-cycles>
    <meta:document-statistic meta:table-count="0" meta:image-count="0" meta:object-count="0" meta:page-count="1" meta:paragraph-count="26" meta:word-count="75" meta:character-count="452" meta:non-whitespace-character-count="401"/>
    <meta:generator>LibreOffice/24.8.0.3$Windows_X86_64 LibreOffice_project/0bdf1299c94fe897b119f97f3c613e9dca6be583</meta:generator>
  </office:meta>
</office:document-meta>
</file>